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language="ru" fo:country="RU" style:text-underline-style="solid" style:text-underline-width="auto" style:text-underline-color="font-color" officeooo:rsid="0008deed" officeooo:paragraph-rsid="0008deed" style:font-size-asian="14pt" style:font-size-complex="14pt"/>
    </style:style>
    <style:style style:name="P8" style:family="paragraph" style:parent-style-name="Standard">
      <style:paragraph-properties style:line-height-at-least="0cm"/>
      <style:text-properties style:font-name="Times New Roman" fo:font-size="14pt" officeooo:paragraph-rsid="0008deed" style:font-size-asian="14pt" style:font-size-complex="14pt"/>
    </style:style>
    <style:style style:name="P9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en" fo:country="US" fo:font-weight="normal" style:font-size-asian="14pt" style:font-weight-asian="normal" style:font-size-complex="14pt"/>
    </style:style>
    <style:style style:name="P11" style:family="paragraph" style:parent-style-name="Standard">
      <style:paragraph-properties style:line-height-at-least="0cm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ru" fo:country="RU" fo:font-weight="normal" style:font-size-asian="14pt" style:font-weight-asian="normal" style:font-size-complex="14pt"/>
    </style:style>
    <style:style style:name="P13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officeooo:paragraph-rsid="0008deed" style:font-size-asian="14pt" style:font-size-complex="14pt"/>
    </style:style>
    <style:style style:name="P14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ru" fo:country="RU" fo:font-weight="normal" officeooo:paragraph-rsid="0008deed" style:font-size-asian="14pt" style:font-weight-asian="normal" style:font-size-complex="14pt"/>
    </style:style>
    <style:style style:name="P15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/>
    </style:style>
    <style:style style:name="P16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259e8" officeooo:paragraph-rsid="000af3bc" style:font-size-asian="14pt" style:font-weight-asian="bold" style:font-size-complex="14pt" style:font-weight-complex="bold" style:script-type="latin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af3bc" officeooo:paragraph-rsid="000af3bc" style:font-size-asian="14pt" style:font-size-complex="14pt" style:script-type="latin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af3bc" officeooo:paragraph-rsid="000af3bc" style:font-size-asian="14pt" style:font-weight-asian="bold" style:font-size-complex="14pt" style:font-weight-complex="bold" style:script-type="latin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11ca76" officeooo:paragraph-rsid="0011ca76" style:font-size-asian="14pt" style:font-weight-asian="bold" style:font-size-complex="14pt" style:font-weight-complex="bold" style:script-type="latin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259e8" officeooo:paragraph-rsid="000af3bc" style:font-size-asian="14pt" style:font-weight-asian="bold" style:font-size-complex="14pt" style:font-weight-complex="bold" style:script-type="latin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officeooo:paragraph-rsid="000af3bc" style:font-size-asian="14pt" style:font-size-complex="14pt" style:script-type="latin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rsid="000259e8" style:font-size-asian="14pt" style:font-size-complex="14pt" style:script-type="latin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cee2" officeooo:paragraph-rsid="000af3bc" style:font-size-asian="14pt" style:font-weight-asian="bold" style:font-size-complex="14pt" style:font-weight-complex="bold" style:script-type="latin"/>
    </style:style>
    <style:style style:name="P25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9cee2" officeooo:paragraph-rsid="000af3bc" style:font-size-asian="14pt" style:font-weight-asian="bold" style:font-size-complex="14pt" style:font-weight-complex="bold" style:script-type="latin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normal" officeooo:rsid="0009cee2" officeooo:paragraph-rsid="000af3bc" style:font-size-asian="14pt" style:font-weight-asian="normal" style:font-size-complex="14pt" style:font-weight-complex="bold" style:script-type="latin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259e8" officeooo:paragraph-rsid="000af3bc" style:font-size-asian="14pt" style:font-weight-asian="normal" style:font-size-complex="14pt" style:font-weight-complex="bold" style:script-type="latin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9cee2" officeooo:paragraph-rsid="000af3bc" style:font-size-asian="14pt" style:font-size-complex="14pt" style:script-type="latin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e65d2" officeooo:paragraph-rsid="000e65d2" style:font-size-asian="14pt" style:font-size-complex="14pt" style:script-type="latin"/>
    </style:style>
    <style:style style:name="P30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e65d2" officeooo:paragraph-rsid="000e65d2" style:font-size-asian="14pt" style:font-weight-asian="normal" style:font-size-complex="14pt" style:font-weight-complex="bold" style:script-type="latin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259e8" style:font-size-asian="14pt" style:font-weight-asian="bold" style:font-size-complex="14pt" style:font-weight-complex="bold" style:script-type="latin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11ca76" officeooo:paragraph-rsid="0011ca76" style:font-size-asian="14pt" style:font-weight-asian="bold" style:font-size-complex="14pt" style:font-weight-complex="bold" style:script-type="latin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4pt" fo:language="ru" fo:country="RU" fo:font-weight="bold" officeooo:rsid="0011ca76" officeooo:paragraph-rsid="0011ca76" style:font-size-asian="14pt" style:font-weight-asian="bold" style:font-size-complex="14pt" style:font-weight-complex="bold" style:script-type="latin"/>
    </style:style>
    <style:style style:name="P34" style:family="paragraph" style:parent-style-name="Standard"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</style:style>
    <style:style style:name="P36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style:font-size-asian="14pt" style:font-size-complex="14pt" style:script-type="latin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259e8" style:font-size-asian="14pt" style:font-weight-asian="bold" style:font-size-complex="14pt" style:font-weight-complex="bold" style:script-type="latin"/>
    </style:style>
    <style:style style:name="P3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normal" officeooo:rsid="000259e8" style:font-size-asian="14pt" style:font-weight-asian="normal" style:font-size-complex="14pt" style:font-weight-complex="normal" style:script-type="latin"/>
    </style:style>
    <style:style style:name="P39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officeooo:paragraph-rsid="001252df" style:font-size-asian="14pt" style:font-size-complex="14pt" style:script-type="latin"/>
    </style:style>
    <style:style style:name="P40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17fee6" style:font-size-asian="14pt" style:font-weight-asian="bold" style:font-size-complex="14pt" style:font-weight-complex="bold" style:script-type="latin"/>
    </style:style>
    <style:style style:name="P41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17fee6" officeooo:paragraph-rsid="0017fee6" style:font-size-asian="14pt" style:font-weight-asian="bold" style:font-size-complex="14pt" style:font-weight-complex="bold" style:script-type="latin"/>
    </style:style>
    <style:style style:name="P42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1a4f97" officeooo:paragraph-rsid="001a4f97" style:font-size-asian="14pt" style:font-weight-asian="bold" style:font-size-complex="14pt" style:font-weight-complex="bold" style:script-type="latin"/>
    </style:style>
    <style:style style:name="P43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1a4f97" officeooo:paragraph-rsid="001a4f97" style:font-size-asian="14pt" style:font-size-complex="14pt" style:script-type="latin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1pt" fo:language="en" fo:country="US" style:font-size-asian="11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2pt" fo:language="en" fo:country="US" fo:font-weight="normal" style:font-size-asian="12pt" style:font-weight-asian="normal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fo:font-weight="normal" style:font-weight-asian="normal"/>
    </style:style>
    <style:style style:name="T8" style:family="text">
      <style:text-properties fo:language="en" fo:country="US" fo:font-weight="normal" style:font-weight-asian="normal"/>
    </style:style>
    <style:style style:name="T9" style:family="text">
      <style:text-properties style:font-name="Times New Roman" fo:font-size="11pt" fo:language="ru" fo:country="RU" fo:font-weight="bold" style:font-size-asian="11pt" style:font-weight-asian="bold"/>
    </style:style>
    <style:style style:name="T10" style:family="text">
      <style:text-properties style:font-name="Times New Roman" fo:font-size="11pt" fo:language="ru" fo:country="RU" fo:font-weight="normal" style:font-size-asian="11pt" style:font-weight-asian="normal"/>
    </style:style>
    <style:style style:name="T11" style:family="text">
      <style:text-properties fo:language="ru" fo:country="RU" style:text-underline-style="solid" style:text-underline-width="auto" style:text-underline-color="font-color" fo:font-weight="normal" officeooo:rsid="0008deed" style:font-weight-asian="normal"/>
    </style:style>
    <style:style style:name="T12" style:family="text">
      <style:text-properties style:font-name="Times New Roman" fo:font-size="11pt" fo:language="en" fo:country="US" fo:font-weight="normal" style:font-size-asian="11pt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fo:language="ru" fo:country="RU" style:text-underline-style="solid" style:text-underline-width="auto" style:text-underline-color="font-color" fo:font-weight="normal" officeooo:rsid="000259e8" style:font-weight-asian="normal" style:script-type="latin"/>
    </style:style>
    <style:style style:name="T15" style:family="text">
      <style:text-properties fo:language="en" fo:country="US" style:text-underline-style="solid" style:text-underline-width="auto" style:text-underline-color="font-color" fo:font-weight="normal" officeooo:rsid="0008deed" style:font-weight-asian="normal"/>
    </style:style>
    <style:style style:name="T16" style:family="text">
      <style:text-properties fo:language="ru" fo:country="RU" fo:font-weight="normal" officeooo:rsid="0008deed" style:font-weight-asian="normal"/>
    </style:style>
    <style:style style:name="T17" style:family="text">
      <style:text-properties fo:language="ru" fo:country="RU" style:text-underline-style="solid" style:text-underline-width="auto" style:text-underline-color="font-color" fo:font-weight="normal" officeooo:rsid="0017fee6" style:font-weight-asian="normal"/>
    </style:style>
    <style:style style:name="T18" style:family="text">
      <style:text-properties officeooo:rsid="0011ca76"/>
    </style:style>
    <style:style style:name="T19" style:family="text">
      <style:text-properties officeooo:rsid="001252df"/>
    </style:style>
    <style:style style:name="T20" style:family="text">
      <style:text-properties officeooo:rsid="0013e4b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/>
    </style:style>
    <style:style style:name="T23" style:family="text">
      <style:text-properties fo:language="en" fo:country="US" style:text-underline-style="none" fo:font-weight="normal" style:font-weight-asian="normal"/>
    </style:style>
    <style:style style:name="T24" style:family="text">
      <style:text-properties fo:language="en" fo:country="US" style:text-underline-style="none" fo:font-weight="normal" officeooo:rsid="0008deed" style:font-weight-asian="normal"/>
    </style:style>
    <style:style style:name="T25" style:family="text">
      <style:text-properties style:text-underline-style="none" fo:font-weight="normal" officeooo:rsid="0008deed" style:font-weight-asian="normal"/>
    </style:style>
    <style:style style:name="T26" style:family="text">
      <style:text-properties style:text-underline-style="none" fo:font-weight="normal" officeooo:rsid="000259e8" style:font-weight-asian="normal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normal" style:font-weight-asian="normal" style:font-weight-complex="bold"/>
    </style:style>
    <style:style style:name="T29" style:family="text">
      <style:text-properties style:text-underline-style="none" fo:font-weight="normal" officeooo:rsid="000259e8" style:font-weight-asian="normal" style:font-weight-complex="bold"/>
    </style:style>
    <style:style style:name="T30" style:family="text">
      <style:text-properties officeooo:rsid="00058c55"/>
    </style:style>
    <style:style style:name="T31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fo:letter-spacing="normal"/>
    </style:style>
    <style:style style:name="T33" style:family="text">
      <style:text-properties fo:font-variant="normal" fo:text-transform="none" fo:color="#000000" loext:opacity="100%" fo:letter-spacing="normal" fo:font-style="normal" fo:font-weight="normal"/>
    </style:style>
    <style:style style:name="T34" style:family="text">
      <style:text-properties fo:color="#000000" loext:opacity="100%"/>
    </style:style>
    <style:style style:name="T3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1ca76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officeooo:rsid="000ffbf4"/>
    </style:style>
    <style:style style:name="T39" style:family="text">
      <style:text-properties fo:font-weight="bold" officeooo:rsid="0011ca76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ffbf4" style:font-weight-asian="bold" style:font-weight-complex="bold"/>
    </style:style>
    <style:style style:name="T42" style:family="text">
      <style:text-properties style:font-name="Times New Roman" fo:font-size="11pt" fo:font-weight="bold" style:font-size-asian="11pt" style:font-weight-asian="bold" style:font-weight-complex="bold"/>
    </style:style>
    <style:style style:name="T43" style:family="text">
      <style:text-properties style:font-name="Times New Roman" fo:font-size="11pt" fo:font-weight="normal" style:font-size-asian="11pt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259e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бюджетное профессиональное образовательное учреждение Вологодской области </text:p>
      <text:p text:style-name="P1" loext:marker-style-name="T2"><text:span text:style-name="T3">«</text:span><text:span text:style-name="T4">Череповецкий лесомеханический техникум им. В.П. Чкалова</text:span><text:span text:style-name="T3">»</text:span></text:p>
      <text:p text:style-name="P2" loext:marker-style-name="T2"/>
      <text:p text:style-name="P3" loext:marker-style-name="T2"/>
      <text:p text:style-name="P4" loext:marker-style-name="T5"><text:span text:style-name="T4">Специальность </text:span><text:span text:style-name="T6">09.02.07</text:span><text:span text:style-name="T7"> </text:span><text:span text:style-name="T8">«</text:span><text:span text:style-name="T7">Информационные системы и программирование</text:span><text:span text:style-name="T8">»</text:span></text:p>
      <text:p text:style-name="P5" loext:marker-style-name="T9">ОТЧЕТ ПО ПРОИЗВОДСТВЕННОЙ ПРАКТИКЕ</text:p>
      <text:p text:style-name="P4" loext:marker-style-name="T9"><text:span text:style-name="T6">ПП по ПМ.02 Осуществление интеграции программных модулей</text:span></text:p>
      <text:p text:style-name="P6" loext:marker-style-name="T10"><text:span text:style-name="T7">Выполнил студент 2 курса группы ИС-</text:span><text:span text:style-name="T11">22</text:span></text:p>
      <text:p text:style-name="P7" loext:marker-style-name="T12"><text:span text:style-name="T13">Фетку Матвей Валерьевич</text:span></text:p>
      <text:p text:style-name="P6" loext:marker-style-name="T10"><text:span text:style-name="T7">подпись </text:span><text:span text:style-name="T11">Фетку</text:span></text:p>
      <text:p text:style-name="P8" loext:marker-style-name="T10"><text:span text:style-name="T7">место практики <text:s/></text:span><text:span text:style-name="T14">ООО «Малленом Системе».</text:span></text:p>
      <text:p text:style-name="P9" loext:marker-style-name="T10"><text:span text:style-name="T7">Период прохождения:</text:span></text:p>
      <text:p text:style-name="P9" loext:marker-style-name="T10"><text:span text:style-name="T7">с <text:s/></text:span><text:span text:style-name="T8">«</text:span><text:span text:style-name="T15">03</text:span><text:span text:style-name="T8">» </text:span><text:span text:style-name="T11">ноября</text:span><text:span text:style-name="T16"> </text:span><text:span text:style-name="T8">2025 </text:span><text:span text:style-name="T7">г. </text:span></text:p>
      <text:p text:style-name="P9" loext:marker-style-name="T10"><text:span text:style-name="T7">по </text:span><text:span text:style-name="T8">«</text:span><text:span text:style-name="T15">16</text:span><text:span text:style-name="T8">»</text:span><text:span text:style-name="T7"> </text:span><text:span text:style-name="T11">ноября</text:span><text:span text:style-name="T7"> </text:span><text:span text:style-name="T8">2025 </text:span><text:span text:style-name="T7">г.</text:span></text:p>
      <text:p text:style-name="P10" loext:marker-style-name="T12"/>
      <text:p text:style-name="P11" loext:marker-style-name="T10"><text:span text:style-name="T7">Руководитель практики от </text:span></text:p>
      <text:p text:style-name="P11" loext:marker-style-name="T10"><text:span text:style-name="T7">предприятия</text:span></text:p>
      <text:p text:style-name="P9" loext:marker-style-name="T10"><text:span text:style-name="T7">должность </text:span><text:span text:style-name="T17">Станкевич Д.Д</text:span></text:p>
      <text:p text:style-name="P12" loext:marker-style-name="T10">подпись________________________</text:p>
      <text:p text:style-name="P12" loext:marker-style-name="T10"/>
      <text:p text:style-name="P13" loext:marker-style-name="T3"><text:span text:style-name="T8"><text:s text:c="20"/></text:span><text:span text:style-name="T7">МП</text:span></text:p>
      <text:p text:style-name="P14" loext:marker-style-name="T3">Руководитель практики от </text:p>
      <text:p text:style-name="P9" loext:marker-style-name="T10"><text:span text:style-name="T7">техникума: Материкова А.А.</text:span></text:p>
      <text:p text:style-name="P9" loext:marker-style-name="T12"><text:span text:style-name="T8">______________________________________</text:span></text:p>
      <text:p text:style-name="P9" loext:marker-style-name="T10"><text:span text:style-name="T7">Оценка:_______________________________</text:span></text:p>
      <text:p text:style-name="P9" loext:marker-style-name="T10"><text:span text:style-name="T8">«___» _______________________ 2025 </text:span><text:span text:style-name="T7">года</text:span></text:p>
      <text:p text:style-name="P15" loext:marker-style-name="T10">г. Череповец</text:p>
      <text:p text:style-name="P16" loext:marker-style-name="T12"><text:span text:style-name="T8">2025</text:span></text:p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СОДЕРЖАНИЕ</text:p>
      <text:p text:style-name="P18" loext:marker-style-name="T1"/>
      <text:p text:style-name="P19" loext:marker-style-name="T1">Введение…………………………...…………………………………...3</text:p>
      <text:p text:style-name="P20" loext:marker-style-name="T1">1. Общая характеристика предприятия……………………………4</text:p>
      <text:p text:style-name="P21" loext:marker-style-name="T1"><text:span text:style-name="T18">2</text:span>. Основания для разработки……………….…<text:span text:style-name="T18">…………..…………</text:span><text:span text:style-name="T19">5</text:span></text:p>
      <text:p text:style-name="P21" loext:marker-style-name="T1"><text:span text:style-name="T18">3</text:span>. Назначение разработки…………………………………...<text:span text:style-name="T19">………...</text:span><text:span text:style-name="T20">5</text:span></text:p>
      <text:p text:style-name="P21" loext:marker-style-name="T1"><text:span text:style-name="T18">4</text:span>. Цели создания системы……………………………………………..<text:span text:style-name="T20">5</text:span></text:p>
      <text:p text:style-name="P21" loext:marker-style-name="T1"><text:span text:style-name="T18">5</text:span>. Требования к системе…………………………….<text:span text:style-name="T20">…………………5-6</text:span></text:p>
      <text:p text:style-name="P21" loext:marker-style-name="T1"><text:s text:c="3"/><text:span text:style-name="T18">5</text:span>.1. Требования к системе в целом</text:p>
      <text:p text:style-name="P21" loext:marker-style-name="T1"><text:s text:c="3"/><text:span text:style-name="T18">5</text:span>.2. Требования к функциям (задачам), выполняемым системой</text:p>
      <text:p text:style-name="P21" loext:marker-style-name="T1"><text:s text:c="3"/><text:span text:style-name="T18">5</text:span>.3. Требования к видам обеспечения</text:p>
      <text:p text:style-name="P21" loext:marker-style-name="T1"><text:span text:style-name="T18">6</text:span>. Состав и содержание работ по созданию системы……………...<text:span text:style-name="T20">6</text:span></text:p>
      <text:p text:style-name="P21" loext:marker-style-name="T1"><text:span text:style-name="T18">7</text:span>. Порядок контроля и приемки системы…….…<text:span text:style-name="T20">………………….7</text:span></text:p>
      <text:p text:style-name="P21" loext:marker-style-name="T1"><text:span text:style-name="T18">8</text:span>. Требования к документированию………………<text:span text:style-name="T20">………………….7</text:span></text:p>
      <text:p text:style-name="P21" loext:marker-style-name="T1"><text:span text:style-name="T18">9</text:span>. Источники разработки……………………………….<text:span text:style-name="T20">.……………...7</text:span>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4" loext:marker-style-name="T1"><text:soft-page-break/>Введение</text:p>
      <text:p text:style-name="P25" loext:marker-style-name="T1"/>
      <text:p text:style-name="P25" loext:marker-style-name="T1">Сроки прохождения практики.<text:span text:style-name="T21"> </text:span><text:span text:style-name="T22">с <text:s/></text:span><text:span text:style-name="T23">«</text:span><text:span text:style-name="T24">03</text:span><text:span text:style-name="T23">» </text:span><text:span text:style-name="T25">ноября </text:span><text:span text:style-name="T23">2025 </text:span><text:span text:style-name="T22">г. по </text:span><text:span text:style-name="T23">«</text:span><text:span text:style-name="T24">16</text:span><text:span text:style-name="T23">»</text:span><text:span text:style-name="T22"> </text:span><text:span text:style-name="T25">ноября</text:span><text:span text:style-name="T22"> </text:span><text:span text:style-name="T23">2025 </text:span><text:span text:style-name="T22">г.</text:span></text:p>
      <text:p text:style-name="P26" loext:marker-style-name="T1"/>
      <text:p text:style-name="P25" loext:marker-style-name="T1">Подразделение предприятия. <text:span text:style-name="T26">ООО «Малленом Системе».</text:span></text:p>
      <text:p text:style-name="P27" loext:marker-style-name="T1"/>
      <text:p text:style-name="P28" loext:marker-style-name="T1"><text:span text:style-name="T27">Цели и задачи.</text:span><text:span text:style-name="T28"> </text:span><text:span text:style-name="T29">Основанием для разработки является план проведения производственной практики и задание на разработку программного модуля от ООО «Малленом Системе».</text:span></text:p>
      <text:p text:style-name="P27" loext:marker-style-name="T1"/>
      <text:p text:style-name="P29" loext:marker-style-name="T1">Производственная практика проходила в <text:span text:style-name="T29">ООО «Малленом Системе».</text:span></text:p>
      <text:p text:style-name="P30" loext:marker-style-name="T1"/>
      <text:p text:style-name="P30" loext:marker-style-name="T1"/>
      <text:p text:style-name="P30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><text:soft-page-break/><text:s/><text:span text:style-name="T30">В</text:span> соответствии с вашим поручением представляю техническое задание на разработку программного модуля для Проекта 3, оформленное в соответствии с ГОСТ 34.602-2020.</text:p>
      <text:p text:style-name="P23" loext:marker-style-name="T1"/>
      <text:p text:style-name="P31" loext:marker-style-name="T1">ТЕХНИЧЕСКОЕ ЗАДАНИЕ</text:p>
      <text:p text:style-name="P23" loext:marker-style-name="T1"/>
      <text:p text:style-name="P23" loext:marker-style-name="T1">на создание системы «Информационный процессор изображений» (Проект 3)</text:p>
      <text:p text:style-name="P23" loext:marker-style-name="T1"/>
      <text:p text:style-name="P23" loext:marker-style-name="T1">Дата введения: <text:span text:style-name="T30">05.11.2025</text:span></text:p>
      <text:p text:style-name="P23" loext:marker-style-name="T1"/>
      <text:p text:style-name="P32" loext:marker-style-name="T1">1.Общая характеристика предприятия</text:p>
      <text:p text:style-name="P20" loext:marker-style-name="T1"/>
      <text:p text:style-name="P20" loext:marker-style-name="T1"><text:span text:style-name="Strong_20_Emphasis"><text:span text:style-name="T31">ООО «Малленом Системс»</text:span></text:span><text:span text:style-name="T32"> — </text:span><text:span text:style-name="T33">ведущая российская компания в области разработки и внедрения систем компьютерного зрения, промышленной видеоаналитики и интеллектуальной обработки данных.</text:span><text:span text:style-name="T34"> </text:span></text:p>
      <text:p text:style-name="P33" loext:marker-style-name="T1"/>
      <text:p text:style-name="P34">ООО «Малленом Системс» - 14 лет <text:span text:style-name="T18">на рынке, 130 стратегических партнеров, 7000 проданных лицензий на ПО.</text:span></text:p>
      <text:p text:style-name="P34"/>
      <text:p text:style-name="P35"><text:span text:style-name="T35">М</text:span><text:span text:style-name="T36">алленом Системс является </text:span><text:span text:style-name="Strong_20_Emphasis"><text:span text:style-name="T36">официальным партнером-интегратором и дистрибьютором оборудования компании Hikrobot в России и ЕАЭС</text:span></text:span><text:span text:style-name="T36">. Использование умных камер, оптических датчиков, сканеров кодов и маркировок Hikrobot позволяет достаточно просто решать многие типовые задачи на производстве. В то же время, уникальный опыт внедрений и ноу-хау компании Малленом Системс способны существенно повысить эффективность уже существующих продуктов и технологий, расширяя их возможности, а также обеспечить быструю разработку новых высокотехнологичных продуктов и решений на основе технического зрения Hikrobot.</text:span><text:span text:style-name="T37"> </text:span></text:p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><text:soft-page-break/><text:span text:style-name="T38">2</text:span>. ОСНОВАНИЯ ДЛЯ РАЗРАБОТКИ</text:p>
      <text:p text:style-name="P23" loext:marker-style-name="T1"/>
      <text:p text:style-name="P36" loext:marker-style-name="T1">Основанием для разработки является план проведения производственной практики и задание на разработку программного модуля от ООО «Малленом Системе».</text:p>
      <text:p text:style-name="P23" loext:marker-style-name="T1"/>
      <text:p text:style-name="P31" loext:marker-style-name="T1"><text:span text:style-name="T38">3</text:span> НАЗНАЧЕНИЕ РАЗРАБОТКИ</text:p>
      <text:p text:style-name="P23" loext:marker-style-name="T1"/>
      <text:p text:style-name="P36" loext:marker-style-name="T1">Система «Информационный процессор изображений» (далее – Система) предназначена для получения информации об изображениях и выполнения операций по переименованию файлов изображений. Система должна состоять из двух основных модулей:</text:p>
      <text:p text:style-name="P23" loext:marker-style-name="T1"/>
      <text:p text:style-name="P36" loext:marker-style-name="T1">· Модуль обработки и работы с изображениями</text:p>
      <text:p text:style-name="P36" loext:marker-style-name="T1">· Модуль взаимодействия с пользователем и формирования данных</text:p>
      <text:p text:style-name="P31" loext:marker-style-name="T1"/>
      <text:p text:style-name="P31" loext:marker-style-name="T1"><text:span text:style-name="T38">4</text:span> ЦЕЛИ СОЗДАНИЯ СИСТЕМЫ</text:p>
      <text:p text:style-name="P23" loext:marker-style-name="T1"/>
      <text:p text:style-name="P36" loext:marker-style-name="T1"><text:span text:style-name="T39">4</text:span><text:span text:style-name="T40">.1.</text:span> Автоматизация процесса получения информации об изображениях.</text:p>
      <text:p text:style-name="P36" loext:marker-style-name="T1"><text:span text:style-name="T39">4</text:span><text:span text:style-name="T40">.2. </text:span>Обеспечение возможности программного переименования файлов изображений.</text:p>
      <text:p text:style-name="P36" loext:marker-style-name="T1"><text:span text:style-name="T39">4</text:span><text:span text:style-name="T40">.3</text:span>.Создание модульной архитектуры для последующего расширения функциональности.</text:p>
      <text:p text:style-name="P31" loext:marker-style-name="T1"/>
      <text:p text:style-name="P31" loext:marker-style-name="T1"><text:span text:style-name="T38">5</text:span> ТРЕБОВАНИЯ К СИСТЕМЕ</text:p>
      <text:p text:style-name="P23" loext:marker-style-name="T1"/>
      <text:p text:style-name="P37" loext:marker-style-name="T1"><text:span text:style-name="T38">5.1</text:span> Требования к системе в целом</text:p>
      <text:p text:style-name="P36" loext:marker-style-name="T1"/>
      <text:p text:style-name="P36" loext:marker-style-name="T1"><text:span text:style-name="T41">5</text:span><text:span text:style-name="T40">.1.1.</text:span> Требования к структуре и функционированию системы</text:p>
      <text:p text:style-name="P36" loext:marker-style-name="T1">Система должна быть реализована в виде двух программных модулей:</text:p>
      <text:p text:style-name="P36" loext:marker-style-name="T1"/>
      <text:p text:style-name="P36" loext:marker-style-name="T1">· Модуль обработки изображений </text:p>
      <text:p text:style-name="P36" loext:marker-style-name="T1">· Модуль пользовательского интерфейса и управления данными </text:p>
      <text:p text:style-name="P36" loext:marker-style-name="T1"/>
      <text:p text:style-name="P36" loext:marker-style-name="T1"><text:span text:style-name="T41">5</text:span><text:span text:style-name="T40">.1.2.</text:span> Требования к численности и квалификации персонала</text:p>
      <text:p text:style-name="P36" loext:marker-style-name="T1">Для работы с Системой требуется один оператор с базовыми навыками работы с компьютером.</text:p>
      <text:p text:style-name="P36" loext:marker-style-name="T1"/>
      <text:p text:style-name="P36" loext:marker-style-name="T1"><text:span text:style-name="T41">5</text:span><text:span text:style-name="T40">.1.3.</text:span> Требования к надежности</text:p>
      <text:p text:style-name="P36" loext:marker-style-name="T1">Коэффициент готовности системы должен быть не менее 0,95.Среднее время восстановления после сбоя – не более 5 минут.</text:p>
      <text:p text:style-name="P36" loext:marker-style-name="T1"/>
      <text:p text:style-name="P36" loext:marker-style-name="T1"><text:span text:style-name="T41">5</text:span><text:span text:style-name="T40">.1.4. </text:span>Требования к безопасности</text:p>
      <text:p text:style-name="P36" loext:marker-style-name="T1"><text:soft-page-break/>Система должна обеспечивать целостность данных и корректную обработку ошибок доступа к файловой системе.</text:p>
      <text:p text:style-name="P36" loext:marker-style-name="T1"/>
      <text:p text:style-name="P36" loext:marker-style-name="T1"><text:span text:style-name="T41">5</text:span><text:span text:style-name="T40">.1.5.</text:span> Требования к эргономике и технической эстетике</text:p>
      <text:p text:style-name="P36" loext:marker-style-name="T1">Интерфейс должен быть интуитивно понятным,с четкими сообщениями о состоянии операций.</text:p>
      <text:p text:style-name="P36" loext:marker-style-name="T1"/>
      <text:p text:style-name="P36" loext:marker-style-name="T1"><text:span text:style-name="T41">5</text:span><text:span text:style-name="T40">.1.6.</text:span> Требования к транспортабельности</text:p>
      <text:p text:style-name="P36" loext:marker-style-name="T1">Система должна функционировать на платформах Windows,Linux, macOS.</text:p>
      <text:p text:style-name="P36" loext:marker-style-name="T1"/>
      <text:p text:style-name="P36" loext:marker-style-name="T1"><text:span text:style-name="T41">5</text:span><text:span text:style-name="T40">.1.7.</text:span> Требования к эксплуатации, техническому обслуживанию</text:p>
      <text:p text:style-name="P36" loext:marker-style-name="T1">Система не требует специального технического обслуживания.</text:p>
      <text:p text:style-name="P36" loext:marker-style-name="T1"/>
      <text:p text:style-name="P36" loext:marker-style-name="T1"><text:span text:style-name="T41">5</text:span><text:span text:style-name="T40">.2</text:span> Требования к функциям (задачам), выполняемым системой</text:p>
      <text:p text:style-name="P36" loext:marker-style-name="T1"/>
      <text:p text:style-name="P36" loext:marker-style-name="T1"><text:span text:style-name="T41">5</text:span><text:span text:style-name="T40">.2.1</text:span>. Модуль обработки и работы с изображениями (ImageProcessor)</text:p>
      <text:p text:style-name="P36" loext:marker-style-name="T1"/>
      <text:p text:style-name="P36" loext:marker-style-name="T1">Код функции, Наименование функции, Входные данные, Выходные данные, Условия выполнения.</text:p>
      <text:p text:style-name="P36" loext:marker-style-name="T1"/>
      <text:p text:style-name="P36" loext:marker-style-name="T1"/>
      <text:p text:style-name="P37" loext:marker-style-name="T1"><text:span text:style-name="T38">5</text:span>.3 Требования к видам обеспечения</text:p>
      <text:p text:style-name="P37" loext:marker-style-name="T1"><text:span text:style-name="T38">5</text:span>.3.1. Требования к программному обеспечению</text:p>
      <text:p text:style-name="P22" loext:marker-style-name="T1"><text:s/>Python</text:p>
      <text:p text:style-name="P37" loext:marker-style-name="T1"/>
      <text:p text:style-name="P37" loext:marker-style-name="T1"><text:span text:style-name="T38">5</text:span>.3.2. Требования к техническому обеспечению</text:p>
      <text:p text:style-name="P36" loext:marker-style-name="T1">· Процессор: не менее 1 ГГц</text:p>
      <text:p text:style-name="P36" loext:marker-style-name="T1">· ОЗУ: не менее 512 МБ</text:p>
      <text:p text:style-name="P36" loext:marker-style-name="T1">· Свободное дисковое пространство: не менее 50 МБ</text:p>
      <text:p text:style-name="P37" loext:marker-style-name="T1"/>
      <text:p text:style-name="P37" loext:marker-style-name="T1"><text:span text:style-name="T38">5</text:span>.3.3. Требования к информационному обеспечению</text:p>
      <text:p text:style-name="P38" loext:marker-style-name="T1">Поддерживаемые форматы изображений:PNG</text:p>
      <text:p text:style-name="P36" loext:marker-style-name="T1"/>
      <text:p text:style-name="P37" loext:marker-style-name="T1"><text:span text:style-name="T38">5</text:span>.3.4. Требования к лингвистическому обеспечению</text:p>
      <text:p text:style-name="P38" loext:marker-style-name="T1">Интерфейс и сообщения системы должны быть на русском языке.</text:p>
      <text:p text:style-name="P23" loext:marker-style-name="T1"/>
      <text:p text:style-name="P31" loext:marker-style-name="T1"><text:span text:style-name="T38">6 </text:span>СОСТАВ И СОДЕРЖАНИЕ РАБОТ ПО СОЗДАНИЮ СИСТЕМЫ</text:p>
      <text:p text:style-name="P23" loext:marker-style-name="T1"/>
      <text:p text:style-name="P36" loext:marker-style-name="T1"><text:span text:style-name="T41">6</text:span><text:span text:style-name="T40">.1.</text:span> Проектирование архитектуры системы – 1 день</text:p>
      <text:p text:style-name="P36" loext:marker-style-name="T1"><text:span text:style-name="T41">6</text:span><text:span text:style-name="T40">.2. </text:span>Разработка модуля ImageProcessor – 2 дня</text:p>
      <text:p text:style-name="P36" loext:marker-style-name="T1"><text:span text:style-name="T41">6</text:span><text:span text:style-name="T40">.3.</text:span> Разработка модуля UIManager – 2 дня</text:p>
      <text:p text:style-name="P36" loext:marker-style-name="T1"><text:span text:style-name="T41">6</text:span><text:span text:style-name="T40">.4. </text:span>Интеграция и тестирование системы – 1 день</text:p>
      <text:p text:style-name="P39" loext:marker-style-name="T1"><text:span text:style-name="T41">6</text:span><text:span text:style-name="T40">.5. </text:span>Написание документации – 1 день</text:p>
      <text:p text:style-name="P39" loext:marker-style-name="T1"><text:soft-page-break/>Общая продолжительность работ: 7 рабочих дней</text:p>
      <text:p text:style-name="P23" loext:marker-style-name="T1"/>
      <text:p text:style-name="P31" loext:marker-style-name="T1"><text:span text:style-name="T38">7</text:span> ПОРЯДОК КОНТРОЛЯ И ПРИЕМКИ СИСТЕМЫ</text:p>
      <text:p text:style-name="P23" loext:marker-style-name="T1"/>
      <text:p text:style-name="P36" loext:marker-style-name="T1"><text:span text:style-name="T41">7</text:span><text:span text:style-name="T40">.1. Этапы приемки:</text:span></text:p>
      <text:p text:style-name="P36" loext:marker-style-name="T1">· Предварительные испытания (разработчик)</text:p>
      <text:p text:style-name="P36" loext:marker-style-name="T1">· Опытная эксплуатация (заказчик)</text:p>
      <text:p text:style-name="P36" loext:marker-style-name="T1">· Приемочные испытания</text:p>
      <text:p text:style-name="P23" loext:marker-style-name="T1"/>
      <text:p text:style-name="P36" loext:marker-style-name="T1"><text:span text:style-name="T41">7</text:span><text:span text:style-name="T40">.2. Критерии приемки:</text:span></text:p>
      <text:p text:style-name="P36" loext:marker-style-name="T1">· Выполнение всех функций, указанных в разделе 4.2</text:p>
      <text:p text:style-name="P36" loext:marker-style-name="T1">· Соответствие требованиям надежности</text:p>
      <text:p text:style-name="P36" loext:marker-style-name="T1">· Корректная обработка ошибочных ситуаций</text:p>
      <text:p text:style-name="P23" loext:marker-style-name="T1"/>
      <text:p text:style-name="P31" loext:marker-style-name="T1"><text:span text:style-name="T38">8</text:span> ТРЕБОВАНИЯ К ДОКУМЕНТИРОВАНИЮ</text:p>
      <text:p text:style-name="P23" loext:marker-style-name="T1"/>
      <text:p text:style-name="P36" loext:marker-style-name="T1"><text:span text:style-name="T41">8</text:span><text:span text:style-name="T40">.1. Состав эксплуатационной документации:</text:span></text:p>
      <text:p text:style-name="P36" loext:marker-style-name="T1">· Руководство оператора</text:p>
      <text:p text:style-name="P36" loext:marker-style-name="T1">· Руководство программиста</text:p>
      <text:p text:style-name="P36" loext:marker-style-name="T1">· Текст программы с комментариями</text:p>
      <text:p text:style-name="P36" loext:marker-style-name="T1"/>
      <text:p text:style-name="P23" loext:marker-style-name="T1"><text:span text:style-name="T41">9</text:span><text:span text:style-name="T40"> ИСТОЧНИКИ РАЗРАБОТКИ</text:span></text:p>
      <text:p text:style-name="P36" loext:marker-style-name="T1"><text:span text:style-name="T41">9</text:span><text:span text:style-name="T40">.1.</text:span> Задание на производственную практику</text:p>
      <text:p text:style-name="P36" loext:marker-style-name="T1"><text:span text:style-name="T41">9</text:span><text:span text:style-name="T40">.2.</text:span> ГОСТ 34.602-2020</text:p>
      <text:p text:style-name="P36" loext:marker-style-name="T1"><text:span text:style-name="T41">9</text:span><text:span text:style-name="T40">.3. </text:span>Документация по языку Python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40" loext:marker-style-name="T1"/>
      <text:p text:style-name="P40" loext:marker-style-name="T1"/>
      <text:p text:style-name="P41" loext:marker-style-name="T42"/>
      <text:p text:style-name="P41" loext:marker-style-name="T42"><text:soft-page-break/>Заключение</text:p>
      <text:p text:style-name="P42" loext:marker-style-name="T42"/>
      <text:p text:style-name="P43" loext:marker-style-name="T43"><text:span text:style-name="T44">В результате проделанной работы было сделано техническое задание </text:span><text:span text:style-name="T45">на </text:span><text:span text:style-name="T44">тему</text:span><text:span text:style-name="T45"> «Информационный процессор изображений» (Проект 3)</text:span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8</text:page-number><text:bookmark-end text:name="PageNumWizard_FOOTER_Базовый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20:32:10.672700500</meta:creation-date>
    <meta:editing-duration>PT1H24M18S</meta:editing-duration>
    <meta:editing-cycles>15</meta:editing-cycles>
    <meta:generator>LibreOffice/25.8.2.2$Windows_X86_64 LibreOffice_project/d401f2107ccab8f924a8e2df40f573aab7605b6f</meta:generator>
    <dc:date>2025-11-07T18:55:28.788971600</dc:date>
    <meta:document-statistic meta:table-count="0" meta:image-count="0" meta:object-count="0" meta:page-count="8" meta:paragraph-count="121" meta:word-count="777" meta:character-count="6375" meta:non-whitespace-character-count="5669"/>
  </office:meta>
</office:document-meta>
</file>